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32cm"/>
    </style:style>
    <style:style style:name="gr4" style:family="graphic" style:parent-style-name="standard">
      <style:graphic-properties draw:stroke="none" svg:stroke-color="#000000" draw:fill="none" draw:fill-color="#ffffff" fo:min-height="0.97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3" style:family="paragraph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line draw:style-name="gr1" draw:text-style-name="P1" draw:layer="layout" svg:x1="7.826cm" svg:y1="7.884cm" svg:x2="11.254cm" svg:y2="8.736cm">
            <text:p/>
          </draw:line>
          <draw:line draw:style-name="gr1" draw:text-style-name="P1" draw:layer="layout" svg:x1="7.796cm" svg:y1="10.32cm" svg:x2="11.294cm" svg:y2="8.736cm">
            <text:p/>
          </draw:line>
          <draw:line draw:style-name="gr1" draw:text-style-name="P1" draw:layer="layout" svg:x1="11.214cm" svg:y1="8.676cm" svg:x2="10.545cm" svg:y2="5.877cm">
            <text:p/>
          </draw:line>
          <draw:line draw:style-name="gr1" draw:text-style-name="P1" draw:layer="layout" svg:x1="11.267cm" svg:y1="8.71cm" svg:x2="12.997cm" svg:y2="5.87cm">
            <text:p/>
          </draw:line>
          <draw:line draw:style-name="gr1" draw:text-style-name="P1" draw:layer="layout" svg:x1="11.214cm" svg:y1="8.716cm" svg:x2="14.353cm" svg:y2="10.22cm">
            <text:p/>
          </draw:line>
          <draw:line draw:style-name="gr1" draw:text-style-name="P1" draw:layer="layout" svg:x1="11.748cm" svg:y1="12.064cm" svg:x2="11.254cm" svg:y2="8.736cm">
            <text:p/>
          </draw:line>
          <draw:rect draw:style-name="gr2" draw:text-style-name="P1" draw:layer="layout" svg:width="1.216cm" svg:height="2.445cm" svg:x="6.604cm" svg:y="7.876cm">
            <text:p/>
          </draw:rect>
          <draw:rect draw:style-name="gr2" draw:text-style-name="P1" draw:layer="layout" svg:width="1.216cm" svg:height="2.445cm" svg:x="5.415cm" svg:y="7.876cm">
            <text:p/>
          </draw:rect>
          <draw:rect draw:style-name="gr2" draw:text-style-name="P1" draw:layer="layout" svg:width="1.477cm" svg:height="3.186cm" draw:transform="skewX (0.0895353906273092) rotate (-0.864112512662392) translate (15.288cm 11.318cm)">
            <text:p/>
          </draw:rect>
          <draw:rect draw:style-name="gr2" draw:text-style-name="P1" draw:layer="layout" svg:width="1.477cm" svg:height="3.187cm" draw:transform="skewX (0.0884881930761124) rotate (-0.864985177288389) translate (14.35cm 10.219cm)">
            <text:p/>
          </draw:rect>
          <draw:rect draw:style-name="gr2" draw:text-style-name="P1" draw:layer="layout" svg:width="1.216cm" svg:height="2.445cm" draw:transform="rotate (-1.5700981950941) translate (12.986cm 4.675cm)">
            <text:p/>
          </draw:rect>
          <draw:rect draw:style-name="gr2" draw:text-style-name="P1" draw:layer="layout" svg:width="1.216cm" svg:height="2.445cm" draw:transform="rotate (-1.5700981950941) translate (12.985cm 3.486cm)">
            <text:p/>
          </draw:rect>
          <draw:line draw:style-name="gr1" draw:text-style-name="P1" draw:layer="layout" svg:x1="7.806cm" svg:y1="7.874cm" svg:x2="10.552cm" svg:y2="5.89cm">
            <text:p/>
          </draw:line>
          <draw:line draw:style-name="gr1" draw:text-style-name="P1" draw:layer="layout" svg:x1="7.846cm" svg:y1="10.3cm" svg:x2="11.775cm" svg:y2="12.044cm">
            <text:p/>
          </draw:line>
          <draw:line draw:style-name="gr1" draw:text-style-name="P1" draw:layer="layout" svg:x1="12.978cm" svg:y1="5.93cm" svg:x2="14.341cm" svg:y2="10.24cm">
            <text:p/>
          </draw:line>
          <draw:frame draw:style-name="gr3" draw:text-style-name="P2" draw:layer="layout" svg:width="2.705cm" svg:height="0.971cm" svg:x="5.34cm" svg:y="6.552cm">
            <draw:text-box>
              <text:p><text:span text:style-name="T1">Reach 1</text:span></text:p>
            </draw:text-box>
          </draw:frame>
          <draw:frame draw:style-name="gr3" draw:text-style-name="P2" draw:layer="layout" svg:width="2.8cm" svg:height="0.971cm" svg:x="15.316cm" svg:y="10.31cm">
            <draw:text-box>
              <text:p><text:span text:style-name="T1">Reach 2</text:span></text:p>
            </draw:text-box>
          </draw:frame>
          <draw:frame draw:style-name="gr3" draw:text-style-name="P2" draw:layer="layout" svg:width="2.826cm" svg:height="0.971cm" svg:x="13.319cm" svg:y="3.627cm">
            <draw:text-box>
              <text:p><text:span text:style-name="T1">Reach 3</text:span></text:p>
            </draw:text-box>
          </draw:frame>
          <draw:frame draw:style-name="gr4" draw:text-style-name="P3" draw:layer="layout" svg:width="1.122cm" svg:height="1.222cm" svg:x="5.561cm" svg:y="8.362cm">
            <draw:text-box>
              <text:p><text:span text:style-name="T2">a</text:span></text:p>
            </draw:text-box>
          </draw:frame>
          <draw:frame draw:style-name="gr4" draw:text-style-name="P3" draw:layer="layout" svg:width="1.122cm" svg:height="1.222cm" svg:x="6.744cm" svg:y="8.362cm">
            <draw:text-box>
              <text:p><text:span text:style-name="T2">A</text:span></text:p>
            </draw:text-box>
          </draw:frame>
          <draw:frame draw:style-name="gr4" draw:text-style-name="P3" draw:layer="layout" svg:width="1.122cm" svg:height="1.222cm" svg:x="11.294cm" svg:y="3.441cm">
            <draw:text-box>
              <text:p><text:span text:style-name="T2">c</text:span></text:p>
            </draw:text-box>
          </draw:frame>
          <draw:frame draw:style-name="gr4" draw:text-style-name="P3" draw:layer="layout" svg:width="1.122cm" svg:height="1.222cm" svg:x="11.194cm" svg:y="4.684cm">
            <draw:text-box>
              <text:p><text:span text:style-name="T2">C</text:span></text:p>
            </draw:text-box>
          </draw:frame>
          <draw:frame draw:style-name="gr4" draw:text-style-name="P3" draw:layer="layout" svg:width="1.122cm" svg:height="1.222cm" svg:x="14cm" svg:y="12.16cm">
            <draw:text-box>
              <text:p><text:span text:style-name="T2">b</text:span></text:p>
            </draw:text-box>
          </draw:frame>
          <draw:frame draw:style-name="gr4" draw:text-style-name="P3" draw:layer="layout" svg:width="1.122cm" svg:height="1.222cm" svg:x="13.118cm" svg:y="10.998cm">
            <draw:text-box>
              <text:p><text:span text:style-name="T2">B</text:span></text:p>
            </draw:text-box>
          </draw:frame>
          <draw:g>
            <draw:line draw:style-name="gr1" draw:text-style-name="P1" draw:layer="layout" svg:x1="7.846cm" svg:y1="11.359cm" svg:x2="0.389cm" svg:y2="11.359cm">
              <text:p/>
            </draw:line>
            <draw:line draw:style-name="gr1" draw:text-style-name="P1" draw:layer="layout" svg:x1="7.846cm" svg:y1="10.948cm" svg:x2="7.846cm" svg:y2="11.73cm">
              <text:p/>
            </draw:line>
            <draw:line draw:style-name="gr1" draw:text-style-name="P1" draw:layer="layout" svg:x1="6.623cm" svg:y1="10.948cm" svg:x2="6.623cm" svg:y2="11.73cm">
              <text:p/>
            </draw:line>
            <draw:line draw:style-name="gr1" draw:text-style-name="P1" draw:layer="layout" svg:x1="5.4cm" svg:y1="10.948cm" svg:x2="5.4cm" svg:y2="11.73cm">
              <text:p/>
            </draw:line>
            <draw:line draw:style-name="gr1" draw:text-style-name="P1" draw:layer="layout" svg:x1="4.238cm" svg:y1="10.948cm" svg:x2="4.238cm" svg:y2="11.73cm">
              <text:p/>
            </draw:line>
            <draw:line draw:style-name="gr1" draw:text-style-name="P1" draw:layer="layout" svg:x1="3.095cm" svg:y1="10.948cm" svg:x2="3.095cm" svg:y2="11.73cm">
              <text:p/>
            </draw:line>
          </draw:g>
          <draw:frame draw:style-name="gr4" draw:text-style-name="P3" draw:layer="layout" svg:width="1.122cm" svg:height="1.222cm" svg:x="5.521cm" svg:y="11.188cm">
            <draw:text-box>
              <text:p><text:span text:style-name="T2">a</text:span></text:p>
            </draw:text-box>
          </draw:frame>
          <draw:frame draw:style-name="gr4" draw:text-style-name="P3" draw:layer="layout" svg:width="1.122cm" svg:height="1.222cm" svg:x="6.664cm" svg:y="11.288cm">
            <draw:text-box>
              <text:p><text:span text:style-name="T2">A</text:span></text:p>
            </draw:text-box>
          </draw:frame>
          <draw:line draw:style-name="gr1" draw:text-style-name="P1" draw:layer="layout" svg:x1="9.609cm" svg:y1="5.908cm" svg:x2="9.589cm" svg:y2="0.194cm">
            <text:p/>
          </draw:line>
          <draw:line draw:style-name="gr1" draw:text-style-name="P1" draw:layer="layout" svg:x1="10.02cm" svg:y1="5.906cm" svg:x2="9.238cm" svg:y2="5.91cm">
            <text:p/>
          </draw:line>
          <draw:line draw:style-name="gr1" draw:text-style-name="P1" draw:layer="layout" svg:x1="10.014cm" svg:y1="4.683cm" svg:x2="9.232cm" svg:y2="4.687cm">
            <text:p/>
          </draw:line>
          <draw:line draw:style-name="gr1" draw:text-style-name="P1" draw:layer="layout" svg:x1="10.008cm" svg:y1="3.46cm" svg:x2="9.226cm" svg:y2="3.464cm">
            <text:p/>
          </draw:line>
          <draw:line draw:style-name="gr1" draw:text-style-name="P1" draw:layer="layout" svg:x1="10.003cm" svg:y1="2.298cm" svg:x2="9.221cm" svg:y2="2.302cm">
            <text:p/>
          </draw:line>
          <draw:frame draw:style-name="gr4" draw:text-style-name="P3" draw:layer="layout" svg:width="1.122cm" svg:height="1.222cm" svg:x="8.307cm" svg:y="4.664cm">
            <draw:text-box>
              <text:p><text:span text:style-name="T2">C</text:span></text:p>
            </draw:text-box>
          </draw:frame>
          <draw:frame draw:style-name="gr4" draw:text-style-name="P3" draw:layer="layout" svg:width="1.122cm" svg:height="1.222cm" svg:x="8.247cm" svg:y="3.441cm">
            <draw:text-box>
              <text:p><text:span text:style-name="T2">c</text:span></text:p>
            </draw:text-box>
          </draw:frame>
          <draw:line draw:style-name="gr1" draw:text-style-name="P1" draw:layer="layout" svg:x1="10.798cm" svg:y1="12.806cm" svg:x2="14.901cm" svg:y2="17.793cm">
            <text:p/>
          </draw:line>
          <draw:line draw:style-name="gr1" draw:text-style-name="P1" draw:layer="layout" svg:x1="10.479cm" svg:y1="13.065cm" svg:x2="11.085cm" svg:y2="12.571cm">
            <text:p/>
          </draw:line>
          <draw:line draw:style-name="gr1" draw:text-style-name="P1" draw:layer="layout" svg:x1="11.452cm" svg:y1="14.213cm" svg:x2="12.058cm" svg:y2="13.719cm">
            <text:p/>
          </draw:line>
          <draw:line draw:style-name="gr1" draw:text-style-name="P1" draw:layer="layout" svg:x1="12.326cm" svg:y1="15.262cm" svg:x2="12.932cm" svg:y2="14.768cm">
            <text:p/>
          </draw:line>
          <draw:line draw:style-name="gr1" draw:text-style-name="P1" draw:layer="layout" svg:x1="13.181cm" svg:y1="16.342cm" svg:x2="13.787cm" svg:y2="15.848cm">
            <text:p/>
          </draw:line>
          <draw:frame draw:style-name="gr4" draw:text-style-name="P3" draw:layer="layout" svg:width="1.122cm" svg:height="1.222cm" svg:x="11.013cm" svg:y="14.345cm">
            <draw:text-box>
              <text:p><text:span text:style-name="T2">b</text:span></text:p>
            </draw:text-box>
          </draw:frame>
          <draw:frame draw:style-name="gr4" draw:text-style-name="P3" draw:layer="layout" svg:width="1.122cm" svg:height="1.222cm" svg:x="10.011cm" svg:y="13.223cm">
            <draw:text-box>
              <text:p><text:span text:style-name="T2">B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4:24:34.60</meta:creation-date>
    <dc:date>2012-10-16T13:10:14.36</dc:date>
    <meta:editing-duration>PT00H10M08S</meta:editing-duration>
    <meta:editing-cycles>4</meta:editing-cycles>
    <meta:generator>LibreOffice/3.4$Win32 LibreOffice_project/340m1$Build-402</meta:generator>
    <meta:document-statistic meta:object-count="48"/>
  </office:meta>
</office:document-meta>
</file>